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7dd" officeooo:paragraph-rsid="001ef7d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f7dd" officeooo:paragraph-rsid="001ef7dd" style:font-weight-asian="bold" style:font-weight-complex="bold"/>
    </style:style>
    <style:style style:name="P3" style:family="paragraph" style:parent-style-name="Standard">
      <style:text-properties fo:font-weight="bold" officeooo:rsid="00218c20" officeooo:paragraph-rsid="00218c2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ef7dd" officeooo:paragraph-rsid="001ef7dd" style:font-weight-asian="normal" style:font-weight-complex="normal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ef7dd" officeooo:paragraph-rsid="001ef7d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ef7dd" officeooo:paragraph-rsid="001ef7dd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218c20" officeooo:paragraph-rsid="00218c20"/>
    </style:style>
    <style:style style:name="P9" style:family="paragraph" style:parent-style-name="Standard">
      <style:text-properties fo:font-size="15pt" fo:font-weight="bold" officeooo:rsid="00218c20" officeooo:paragraph-rsid="00218c20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218c20" officeooo:paragraph-rsid="0022fb78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2fb78" officeooo:paragraph-rsid="0022fb7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1pt" fo:font-weight="bold" officeooo:rsid="00218c20" officeooo:paragraph-rsid="0022fb78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officeooo:rsid="00241ad7" officeooo:paragraph-rsid="00241ad7"/>
    </style:style>
    <style:style style:name="P14" style:family="paragraph" style:parent-style-name="Standard">
      <style:text-properties fo:font-size="15pt" fo:font-weight="bold" officeooo:rsid="002b78df" officeooo:paragraph-rsid="00218c20" style:font-size-asian="15pt" style:font-weight-asian="bold" style:font-size-complex="15pt" style:font-weight-complex="bold"/>
    </style:style>
    <style:style style:name="P15" style:family="paragraph" style:parent-style-name="Standard">
      <style:text-properties officeooo:rsid="00241ad7" officeooo:paragraph-rsid="00241ad7"/>
    </style:style>
    <style:style style:name="P16" style:family="paragraph" style:parent-style-name="Standard">
      <style:text-properties officeooo:rsid="00241ad7" officeooo:paragraph-rsid="002cfd04"/>
    </style:style>
    <style:style style:name="P17" style:family="paragraph" style:parent-style-name="Standard">
      <style:text-properties fo:font-size="11pt" fo:font-weight="normal" officeooo:rsid="0022fb78" officeooo:paragraph-rsid="0022fb78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2a88ee" officeooo:paragraph-rsid="002a88ee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officeooo:rsid="002b78df" officeooo:paragraph-rsid="002b78df" style:font-size-asian="9.60000038146973pt" style:font-size-complex="11pt"/>
    </style:style>
    <style:style style:name="T1" style:family="text">
      <style:text-properties officeooo:rsid="0026caf5"/>
    </style:style>
    <style:style style:name="T2" style:family="text">
      <style:text-properties officeooo:rsid="00299202"/>
    </style:style>
    <style:style style:name="T3" style:family="text">
      <style:text-properties officeooo:rsid="002cfd04"/>
    </style:style>
    <style:style style:name="T4" style:family="text">
      <style:text-properties officeooo:rsid="003032e7"/>
    </style:style>
    <style:style style:name="T5" style:family="text">
      <style:text-properties officeooo:rsid="0031a3ea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Introduction to Computer Graphics</text:p>
      <text:p text:style-name="P6">Project – Part 1</text:p>
      <text:p text:style-name="P2"/>
      <text:p text:style-name="P4">Thierry Treyer</text:p>
      <text:p text:style-name="P4">Dominique Roduit</text:p>
      <text:p text:style-name="P4">Romain Gehrig</text:p>
      <text:p text:style-name="P1"/>
      <text:p text:style-name="P1"/>
      <text:p text:style-name="P9"><text:span text:style-name="T2">1. </text:span>State of the project</text:p>
      <text:p text:style-name="P19"/>
      <text:p text:style-name="P19">Every mandatory part is succesfully done, and a lot of additional features were added, in order to improve the natural aspect of mountains, water, etc... </text:p>
      <text:p text:style-name="P14"/>
      <text:p text:style-name="P8"/>
      <text:p text:style-name="P8"/>
      <text:p text:style-name="P9"><text:span text:style-name="T2">2. </text:span>Who implemented what</text:p>
      <text:p text:style-name="P8"/>
      <text:p text:style-name="P3">Mandatory parts</text:p>
      <text:p text:style-name="P13"/>
      <text:p text:style-name="P13">Height Map generation</text:p>
      <text:p text:style-name="P13"><text:s/>- Perlin noise : <text:span text:style-name="T3">Dominique / Thierry</text:span></text:p>
      <text:p text:style-name="P13"><text:s/>- fBm : <text:span text:style-name="T3">Thierry</text:span></text:p>
      <text:p text:style-name="P13"/>
      <text:p text:style-name="P13">Displaying the Terrain</text:p>
      <text:p text:style-name="P13"><text:s/>- Phong shading of the terrain : <text:span text:style-name="T3">Romain</text:span></text:p>
      <text:p text:style-name="P13"><text:s/>- Texturing and coloring of the terrain : <text:span text:style-name="T3">Dominique / Thierry </text:span></text:p>
      <text:p text:style-name="P8"/>
      <text:p text:style-name="P3">A<text:span text:style-name="T5">dditionnal</text:span> <text:span text:style-name="T5">features added</text:span></text:p>
      <text:p text:style-name="P13">- <text:span text:style-name="T6">ImGui</text:span> : <text:span text:style-name="T3">Thierry</text:span></text:p>
      <text:p text:style-name="P13"><text:s text:c="2"/><text:span text:style-name="T5">We included ImGui, in order to make all parameters editable to have a visual representation of the <text:s text:c="8"/>change of values.</text:span></text:p>
      <text:p text:style-name="P13"/>
      <text:p text:style-name="P13"><text:s/>- Fogs : <text:span text:style-name="T3">Thierry</text:span></text:p>
      <text:p text:style-name="P13"><text:s/>- Improved water : <text:span text:style-name="T3">Thierry / Dominique</text:span></text:p>
      <text:p text:style-name="P16"><text:s/>- <text:span text:style-name="T1">Ridged fBm, Billowy fBm : Thierry</text:span></text:p>
      <text:p text:style-name="P16"><text:s/>- Swiss turbulence : <text:span text:style-name="T3">Dominique</text:span></text:p>
      <text:p text:style-name="P13"><text:s/>- Camera : <text:span text:style-name="T3">Thierry</text:span></text:p>
      <text:p text:style-name="P13"><text:s/>- Tesselation : <text:span text:style-name="T3">Romain</text:span></text:p>
      <text:p text:style-name="P12"/>
      <text:p text:style-name="P10"/>
      <text:p text:style-name="P11"><text:span text:style-name="T2">3. </text:span>Fraction of the workload of each group member</text:p>
      <text:p text:style-name="P17"/>
      <text:p text:style-name="P18">Thierry Treyer : <text:tab/><text:span text:style-name="T4"> %</text:span></text:p>
      <text:p text:style-name="P18">Dominique Roduit :<text:tab/><text:span text:style-name="T4"> %</text:span> </text:p>
      <text:p text:style-name="P18">Romain Gehrig : <text:tab/> 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9:47:30.565065697</meta:creation-date>
    <dc:date>2017-04-13T00:25:18.124244098</dc:date>
    <meta:editing-duration>PT1H14M1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64" meta:character-count="949" meta:non-whitespace-character-count="784"/>
  </office:meta>
</office:document-meta>
</file>